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style:text-underline-style="none"/>
    </style:style>
    <style:style style:name="P2" style:family="paragraph" style:parent-style-name="Text_20_body">
      <style:paragraph-properties fo:text-align="start" style:justify-single-word="false"/>
      <style:text-properties style:text-underline-style="none"/>
    </style:style>
    <style:style style:name="P3" style:family="paragraph" style:parent-style-name="Text_20_body" style:list-style-name="L1">
      <style:paragraph-properties fo:text-align="start" style:justify-single-word="false"/>
      <style:text-properties style:text-underline-style="none"/>
    </style:style>
    <style:style style:name="P4" style:family="paragraph" style:parent-style-name="Heading_20_1">
      <style:paragraph-properties fo:text-align="center" style:justify-single-word="false"/>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Nagios XI</text:h>
      <text:p text:style-name="P1"/>
      <text:p text:style-name="P1">Nagios est un système de monitoring libre sous licnce GPL et open source. Il surveille des hôtes et services spécifiques, alertant lorsque les systèmes ont des dysfonctionnement et quand il repassent en fonctionnement normal.</text:p>
      <text:p text:style-name="P1">Parmi ces fonctionnalités, Nagios XI inclut la surveillance des services réseaux et des ressources hôtes. C'est un logiciel très configurable grâce à la gestion de ses plugins. De plus si un plugin ne répond correctement à nos besoins,nous pouvons le modifier ou en un développer un nouveau qui réponds mieux à nos attentes.</text:p>
      <text:p text:style-name="P1">Un système d'alertes est mis en place pour prévenir les administrateurs lorsqu'un hôte ou un service rencontre un problème</text:p>
      <text:list xml:id="list12090281341" text:style-name="L1">
        <text:list-item>
          <text:list>
            <text:list-header>
              <text:p text:style-name="P3"/>
            </text:list-header>
          </text:list>
        </text:list-item>
      </text:list>
      <text:p text:style-name="P1">Ainsi ce logiciel est composé de plusieurs parties. Il possède un moteur qui ordonnance les tâches de supervision. Son iinterface web permet d'avoir une vue d'ensemble des systèmes d'informations et des anomalies. Elle est intuitive et complète permettant au plus grands nombres d'utilisateurs d'y intégrer des machines et de les configurer. De plus elle est personnalisable suivant chaque utilisateur.</text:p>
      <text:p text:style-name="P1">Et enfin ces plugins sont des mini programmes que l'on peut modifier en fonction des besoins pour superviser chaque service ou ressource disponible sur l'ensemble des ordinateurs. Ils sont configurables et modifiables comme nous le souhaitons. Ainsi ils nous permettent d'adapter facilement nos besoins à l'entreprise grâce à ces modifications ou ces évolutions. De plus nous pouvons développer nos propres plugins suivant nos besoins.</text:p>
      <text:p text:style-name="P1"/>
      <text:p text:style-name="P1">Ce logiciel est très répandu dans les entreprises et est utilisé depuis très longtemps. Montrant ainsi sa grande stabilité et son maintiens à long terme.</text:p>
      <text:p text:style-name="P1">L'un des principal avantage de cette solution est son support payant. Qui permet d'être réactif en cas de gros problèmes puisqu'il est suivi par une équipe de professionnel.</text:p>
      <text:p text:style-name="P1">Son installation est très simple et facile grâce à l'utilisation d'un script.</text:p>
      <text:p text:style-name="P1">Ensuite sa configuration est un peu plus compliqué mais une fois mis en place ce logiciel devient très simple d'utilisation.</text:p>
      <text:p text:style-name="P1">De plus Il peut générer des rapports mais il n'est pas destiné à faire de la métrologie même s'il existe des modules pour créer des graphes.</text:p>
      <text:p text:style-name="P1"/>
      <text:p text:style-name="P1">Les principaux avantages de Nagios XI sont sa modularité, son adaptabilité, son support et son interface web très complète et simple d'utilisation.</text:p>
      <text:p text:style-name="P1">Ceci en fait un outil tout à fait adapté au monde de l'entrepr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m </meta:initial-creator>
    <meta:creation-date>2012-04-23T11:17:11</meta:creation-date>
    <dc:date>2012-04-23T14:43:01</dc:date>
    <dc:creator>vincentm </dc:creator>
    <meta:editing-duration>PT1H22M57S</meta:editing-duration>
    <meta:editing-cycles>6</meta:editing-cycles>
    <meta:generator>LibreOffice/3.5$Linux_X86_64 LibreOffice_project/350m1$Build-202</meta:generator>
    <meta:document-statistic meta:table-count="0" meta:image-count="0" meta:object-count="0" meta:page-count="1" meta:paragraph-count="13" meta:word-count="377" meta:character-count="2397" meta:non-whitespace-character-count="2033"/>
  </office:meta>
</office:document-meta>
</file>